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10.0541666666667cm"/>
    </style:style>
    <style:style style:name="co4" style:family="table-column">
      <style:table-column-properties fo:break-before="auto" style:column-width="6.746875cm"/>
    </style:style>
    <style:style style:name="co5" style:family="table-column">
      <style:table-column-properties fo:break-before="auto" style:column-width="9.233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nformatique</text:p>
          </table:table-cell>
          <table:table-cell office:value-type="string" table:style-name="ce1">
            <text:p>Ecran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lavie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U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ouri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ncein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impriman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lé USB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webcam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ablett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ourniture</text:p>
          </table:table-cell>
          <table:table-cell office:value-type="string" table:style-name="ce1">
            <text:p>Colle Adhésif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rrection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critur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upag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rotect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bilier</text:p>
          </table:table-cell>
          <table:table-cell office:value-type="string" table:style-name="ce1">
            <text:p>Chais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ureau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amp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uteui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rmoir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peterie</text:p>
          </table:table-cell>
          <table:table-cell office:value-type="string" table:style-name="ce1">
            <text:p>Feuille et papier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hi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loc-not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genda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cessoires</text:p>
          </table:table-cell>
          <table:table-cell office:value-type="string" table:style-name="ce1">
            <text:p>Deshiqueteus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rbeill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ableau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tiquteus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rtouch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lassement</text:p>
          </table:table-cell>
          <table:table-cell office:value-type="string" table:style-name="ce1">
            <text:p>boites archiv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oites de classeme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ntercalair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ieur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rah gumaaa</meta:initial-creator>
    <dc:creator>Sarah gumaaa</dc:creator>
    <meta:creation-date>2016-05-25T07:52:15Z</meta:creation-date>
    <dc:date>2016-05-25T08:04:57Z</dc:date>
  </office:meta>
</office:document-meta>
</file>